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line-height="100%" fo:text-align="center" fo:text-indent="0cm"/>
    </style:style>
    <style:style style:name="P5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382cm" svg:height="5.969cm" svg:x="1.254cm" svg:y="1.254cm">
          <text:p/>
        </draw:rect>
        <draw:rect draw:style-name="gr2" draw:text-style-name="P3" draw:layer="layout" svg:width="8.074cm" svg:height="0.762cm" svg:x="1.435cm" svg:y="1.408cm">
          <text:p text:style-name="P2"><text:span text:style-name="T1">Grua</text:span></text:p>
        </draw:rect>
        <draw:rect draw:style-name="gr2" draw:text-style-name="P5" draw:layer="layout" svg:width="8.074cm" svg:height="1.397cm" svg:x="1.435cm" svg:y="2.143cm">
          <text:p text:style-name="P4"><text:span text:style-name="T2">Grua_SENTIDOGIRO_HORARIO</text:span></text:p>
          <text:p text:style-name="P2"><text:span text:style-name="T2">Grua_SENTIDOGIRO</text:span><text:span text:style-name="T2">_ANTIHORARIO</text:span></text:p>
        </draw:rect>
        <draw:rect draw:style-name="gr2" draw:text-style-name="P5" draw:layer="layout" svg:width="8.074cm" svg:height="3.556cm" svg:x="1.435cm" svg:y="3.54cm">
          <text:p text:style-name="P2"><text:span text:style-name="T2">Grua_init():void</text:span></text:p>
          <text:p text:style-name="P2"><text:span text:style-name="T2">Grua_read_fdc():estado</text:span></text:p>
          <text:p text:style-name="P2"><text:span text:style-name="T2">Grua_write_ledInterno(estado):void</text:span></text:p>
          <text:p text:style-name="P2"><text:span text:style-name="T2">Grua_write_ledExterno(estado):void</text:span></text:p>
          <text:p text:style-name="P2"><text:span text:style-name="T2">Grua_write_freno(estado):void</text:span></text:p>
          <text:p text:style-name="P2"><text:span text:style-name="T2">Grua_write_pwm(cicloTrabajo):void</text:span></text:p>
          <text:p text:style-name="P2"><text:span text:style-name="T2">Grua_write_sentidoGiro(sentidoGiro):void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5T23:00:59.71</dc:date>
    <dc:creator>ian </dc:creator>
    <meta:editing-duration>PT8H57M16S</meta:editing-duration>
    <meta:editing-cycles>81</meta:editing-cycles>
    <meta:generator>OpenOffice/4.1.3$Win32 OpenOffice.org_project/413m1$Build-9783</meta:generator>
    <meta:document-statistic meta:object-count="4"/>
  </office:meta>
</office:document-meta>
</file>